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76cm" fo:min-width="3.058cm" fo:padding-top="0.15cm" fo:padding-bottom="0.15cm" fo:padding-left="0.275cm" fo:padding-right="0.275cm"/>
    </style:style>
    <style:style style:name="gr2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2.4cm" fo:min-width="4.85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851cm" fo:min-width="2.37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2.151cm" fo:min-width="2.614cm" fo:padding-top="0.15cm" fo:padding-bottom="0.15cm" fo:padding-left="0.275cm" fo:padding-right="0.275cm"/>
    </style:style>
    <style:style style:name="gr6" style:family="graphic" style:parent-style-name="standard" style:list-style-name="L1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8cm" fo:min-width="4.85cm" fo:padding-top="0.15cm" fo:padding-bottom="0.15cm" fo:padding-left="0.275cm" fo:padding-right="0.275cm"/>
    </style:style>
    <style:style style:name="gr7" style:family="graphic" style:parent-style-name="standard" style:list-style-name="L1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2.551cm" fo:min-width="2.978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12pt" style:font-size-asian="12pt" style:font-size-complex="12pt"/>
    </style:style>
    <style:style style:name="P3" style:family="paragraph">
      <loext:graphic-properties draw:fill="none"/>
      <style:paragraph-properties fo:text-align="center"/>
      <style:text-properties style:font-name="Liberation Serif" fo:font-size="12pt" style:font-size-asian="12pt" style:font-size-complex="12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style:font-name="Times New Roman" fo:font-size="12pt" style:font-size-asian="12pt" style:font-size-complex="12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style:font-name="Liberation Serif" fo:font-size="12pt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4cm" svg:height="1.5cm" svg:x="8.296cm" svg:y="0.278cm">
          <text:p text:style-name="P1"><text:span text:style-name="T1">Начало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svg:x1="10.296cm" svg:y1="1.778cm" svg:x2="10.296cm" svg:y2="2.578cm" draw:start-shape="id1" draw:start-glue-point="6" draw:end-shape="id2" draw:end-glue-point="5" svg:d="M10296 1778v800" svg:viewBox="0 0 1 801">
          <text:p/>
        </draw:connector>
        <draw:connector draw:style-name="gr2" draw:text-style-name="P1" draw:layer="layout" svg:x1="10.296cm" svg:y1="7.778cm" svg:x2="10.296cm" svg:y2="8.578cm" draw:start-shape="id3" draw:start-glue-point="6" draw:end-shape="id4" draw:end-glue-point="5" svg:d="M10296 7778v800" svg:viewBox="0 0 1 801">
          <text:p/>
        </draw:connector>
        <draw:connector draw:style-name="gr2" draw:text-style-name="P1" draw:layer="layout" svg:x1="10.296cm" svg:y1="11.428cm" svg:x2="10.296cm" svg:y2="12.278cm" draw:start-shape="id4" draw:start-glue-point="8" draw:end-shape="id5" draw:end-glue-point="4" svg:d="M10296 11428v850" svg:viewBox="0 0 1 851">
          <text:p/>
        </draw:connector>
        <draw:custom-shape draw:style-name="gr3" draw:text-style-name="P2" xml:id="id5" draw:id="id5" draw:layer="layout" svg:width="5.4cm" svg:height="2.7cm" svg:x="7.596cm" svg:y="12.278cm">
          <text:p text:style-name="P1"><text:span text:style-name="T1">Сортировка вектора</text:span></text:p>
          <text:p text:style-name="P1"><text:span text:style-name="T1">journal по названию журнала</text:span></text:p>
          <text:p text:style-name="P1"><text:span text:style-name="T1">в алфавитном порядке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2" draw:id="id2" draw:layer="layout" svg:width="4.8cm" svg:height="2.15cm" svg:x="7.896cm" svg:y="2.578cm">
          <text:p text:style-name="P1"><text:span text:style-name="T1">Ввод названия </text:span></text:p>
          <text:p text:style-name="P1"><text:span text:style-name="T1">двоичного файла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10.296cm" svg:y1="4.728cm" svg:x2="10.296cm" svg:y2="5.678cm" draw:start-shape="id2" draw:start-glue-point="8" draw:end-shape="id3" draw:end-glue-point="4" svg:d="M10296 4728v950" svg:viewBox="0 0 1 951">
          <text:p/>
        </draw:connector>
        <draw:custom-shape draw:style-name="gr5" draw:text-style-name="P3" xml:id="id7" draw:id="id7" draw:layer="layout" svg:width="5.2cm" svg:height="2.45cm" svg:x="7.696cm" svg:y="19.628cm">
          <text:p text:style-name="P1"><text:span text:style-name="T1">Вывод результата</text:span></text:p>
          <text:p text:style-name="P1"><text:span text:style-name="T1">программы из</text:span></text:p>
          <text:p text:style-name="P1"><text:span text:style-name="T1">двоичного</text:span></text:p>
          <text:p text:style-name="P1"><text:span text:style-name="T1">файла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8" draw:id="id8" draw:layer="layout" svg:width="4cm" svg:height="1.5cm" svg:x="8.296cm" svg:y="22.778cm">
          <text:p text:style-name="P1"><text:span text:style-name="T1">Конец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svg:x1="10.296cm" svg:y1="14.978cm" svg:x2="10.296cm" svg:y2="16.028cm" draw:start-shape="id5" draw:start-glue-point="6" draw:end-shape="id6" draw:end-glue-point="5" svg:d="M10296 14978v1050" svg:viewBox="0 0 1 1051">
          <text:p/>
        </draw:connector>
        <draw:connector draw:style-name="gr2" draw:text-style-name="P1" draw:layer="layout" svg:x1="10.296cm" svg:y1="18.478cm" svg:x2="10.296cm" svg:y2="19.628cm" draw:start-shape="id6" draw:start-glue-point="8" draw:end-shape="id7" draw:end-glue-point="5" svg:d="M10296 18478v1150" svg:viewBox="0 0 1 1151">
          <text:p/>
        </draw:connector>
        <draw:connector draw:style-name="gr2" draw:text-style-name="P1" draw:layer="layout" svg:x1="10.296cm" svg:y1="22.078cm" svg:x2="10.296cm" svg:y2="22.778cm" draw:start-shape="id7" draw:start-glue-point="8" draw:end-shape="id8" draw:end-glue-point="4" svg:d="M10296 22078v700" svg:viewBox="0 0 1 701">
          <text:p/>
        </draw:connector>
        <draw:custom-shape draw:style-name="gr6" draw:text-style-name="P5" xml:id="id3" draw:id="id3" draw:layer="layout" svg:width="5.4cm" svg:height="2.1cm" svg:x="7.596cm" svg:y="5.678cm">
          <text:p text:style-name="P4"><text:span text:style-name="T1">Создание вектора </text:span></text:p>
          <text:p text:style-name="P1"><text:span text:style-name="T1">структур journa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3" xml:id="id6" draw:id="id6" draw:layer="layout" svg:width="5.2cm" svg:height="2.45cm" svg:x="7.696cm" svg:y="16.028cm">
          <text:p text:style-name="P4"><text:span text:style-name="T1">Запись вектора </text:span></text:p>
          <text:p text:style-name="P4"><text:span text:style-name="T1">структур в</text:span></text:p>
          <text:p text:style-name="P4"><text:span text:style-name="T1">созданный двоичный</text:span></text:p>
          <text:p text:style-name="P1"><text:span text:style-name="T1">файл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6" xml:id="id4" draw:id="id4" draw:layer="layout" svg:width="5.8cm" svg:height="2.85cm" svg:x="7.396cm" svg:y="8.578cm">
          <text:p text:style-name="P4"><text:span text:style-name="T1">Считывание </text:span></text:p>
          <text:p text:style-name="P4"><text:span text:style-name="T1">информации</text:span></text:p>
          <text:p text:style-name="P4"><text:span text:style-name="T1">о журналах из файла</text:span></text:p>
          <text:p text:style-name="P4"><text:span text:style-name="T1">journals.txt в вектор </text:span></text:p>
          <text:p text:style-name="P4"><text:span text:style-name="T1">структур</text:span></text:p>
          <text:p text:style-name="P1"><text:span text:style-name="T1">journal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178cm" fo:margin-bottom="0.009cm" fo:margin-left="0.096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7T18:36:07.323000000</meta:creation-date>
    <dc:date>2019-06-07T09:14:19.339000000</dc:date>
    <meta:editing-duration>PT2H53M50S</meta:editing-duration>
    <meta:editing-cycles>23</meta:editing-cycles>
    <meta:generator>LibreOffice/6.1.1.2$Windows_X86_64 LibreOffice_project/5d19a1bfa650b796764388cd8b33a5af1f5baa1b</meta:generator>
    <meta:document-statistic meta:object-count="15"/>
  </office:meta>
</office:document-meta>
</file>